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style:font-name="Courier New" fo:font-size="10pt" style:font-size-asian="10pt" style:font-size-complex="10pt"/>
    </style:style>
    <style:style style:name="P79"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80"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81"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82"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83"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84"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85"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86"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87"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88"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89"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90"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91"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92"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93"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94"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95"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96"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97"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98"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99"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00"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01"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02"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03"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04" style:family="paragraph" style:parent-style-name="Standard">
      <style:paragraph-properties fo:text-align="justify" style:justify-single-word="false"/>
      <style:text-properties style:font-name="Courier New" style:font-name-complex="Times New Roman"/>
    </style:style>
    <style:style style:name="P105"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06"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07"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08"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09"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10"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11"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12" style:family="paragraph" style:parent-style-name="Normal">
      <style:text-properties style:font-name="Courier New" fo:font-size="11pt" style:font-size-asian="11pt" style:font-name-complex="Courier New" style:font-size-complex="11pt"/>
    </style:style>
    <style:style style:name="P113"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114"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115"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116"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117"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118"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119"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20"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21"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22"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23"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24"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25"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26"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127"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128"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129"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130"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131"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132"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133"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134"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135"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136"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officeooo:rsid="0040bca2"/>
    </style:style>
    <style:style style:name="T41" style:family="text">
      <style:text-properties officeooo:rsid="0041fbe8"/>
    </style:style>
    <style:style style:name="T42" style:family="text">
      <style:text-properties officeooo:rsid="0044468e"/>
    </style:style>
    <style:style style:name="T43" style:family="text">
      <style:text-properties officeooo:rsid="0045dc22"/>
    </style:style>
    <style:style style:name="T44" style:family="text">
      <style:text-properties officeooo:rsid="0046d879"/>
    </style:style>
    <style:style style:name="T45" style:family="text">
      <style:text-properties officeooo:rsid="00483d03"/>
    </style:style>
    <style:style style:name="T46" style:family="text">
      <style:text-properties officeooo:rsid="004ac393"/>
    </style:style>
    <style:style style:name="T47" style:family="text">
      <style:text-properties officeooo:rsid="004c9c0e"/>
    </style:style>
    <style:style style:name="T48" style:family="text">
      <style:text-properties officeooo:rsid="004e2f3d"/>
    </style:style>
    <style:style style:name="T49" style:family="text">
      <style:text-properties officeooo:rsid="004f34b6"/>
    </style:style>
    <style:style style:name="T50" style:family="text">
      <style:text-properties officeooo:rsid="00503086"/>
    </style:style>
    <style:style style:name="T51" style:family="text">
      <style:text-properties officeooo:rsid="00510f9f"/>
    </style:style>
    <style:style style:name="T52" style:family="text">
      <style:text-properties officeooo:rsid="005156d7"/>
    </style:style>
    <style:style style:name="T53" style:family="text">
      <style:text-properties officeooo:rsid="0051671f"/>
    </style:style>
    <style:style style:name="T54" style:family="text">
      <style:text-properties officeooo:rsid="00546ac8"/>
    </style:style>
    <style:style style:name="T55" style:family="text">
      <style:text-properties officeooo:rsid="00559869"/>
    </style:style>
    <style:style style:name="T56" style:family="text">
      <style:text-properties officeooo:rsid="00569f76"/>
    </style:style>
    <style:style style:name="T57" style:family="text">
      <style:text-properties officeooo:rsid="00573ce1"/>
    </style:style>
    <style:style style:name="T58" style:family="text">
      <style:text-properties officeooo:rsid="005a17ac"/>
    </style:style>
    <style:style style:name="T59" style:family="text">
      <style:text-properties officeooo:rsid="005be1dc"/>
    </style:style>
    <style:style style:name="T60" style:family="text">
      <style:text-properties officeooo:rsid="005be70b"/>
    </style:style>
    <style:style style:name="T61" style:family="text">
      <style:text-properties officeooo:rsid="005d7ded"/>
    </style:style>
    <style:style style:name="T62" style:family="text">
      <style:text-properties officeooo:rsid="0060e9cc"/>
    </style:style>
    <style:style style:name="T63" style:family="text">
      <style:text-properties officeooo:rsid="00623ce8"/>
    </style:style>
    <style:style style:name="T64" style:family="text">
      <style:text-properties officeooo:rsid="0063cffe"/>
    </style:style>
    <style:style style:name="T65" style:family="text">
      <style:text-properties officeooo:rsid="00655a74"/>
    </style:style>
    <style:style style:name="T66" style:family="text">
      <style:text-properties officeooo:rsid="00668219"/>
    </style:style>
    <style:style style:name="T67" style:family="text">
      <style:text-properties officeooo:rsid="006765c5"/>
    </style:style>
    <style:style style:name="T68" style:family="text">
      <style:text-properties officeooo:rsid="0068225e"/>
    </style:style>
    <style:style style:name="T69" style:family="text">
      <style:text-properties officeooo:rsid="00685eb8"/>
    </style:style>
    <style:style style:name="T70" style:family="text">
      <style:text-properties officeooo:rsid="00705257"/>
    </style:style>
    <style:style style:name="T71" style:family="text">
      <style:text-properties fo:font-style="normal" style:font-style-asian="normal" style:font-style-complex="normal"/>
    </style:style>
    <style:style style:name="T72" style:family="text">
      <style:text-properties officeooo:rsid="00712a82"/>
    </style:style>
    <style:style style:name="T73" style:family="text">
      <style:text-properties officeooo:rsid="00714ac5"/>
    </style:style>
    <style:style style:name="T74" style:family="text">
      <style:text-properties officeooo:rsid="0072d52f"/>
    </style:style>
    <style:style style:name="T75" style:family="text">
      <style:text-properties officeooo:rsid="007566d7"/>
    </style:style>
    <style:style style:name="T76" style:family="text">
      <style:text-properties officeooo:rsid="0075716d"/>
    </style:style>
    <style:style style:name="T77" style:family="text">
      <style:text-properties officeooo:rsid="00767410"/>
    </style:style>
    <style:style style:name="T78" style:family="text">
      <style:text-properties officeooo:rsid="0077c350"/>
    </style:style>
    <style:style style:name="T79" style:family="text">
      <style:text-properties officeooo:rsid="00786e62"/>
    </style:style>
    <style:style style:name="T80" style:family="text">
      <style:text-properties officeooo:rsid="00796c94"/>
    </style:style>
    <style:style style:name="T81" style:family="text">
      <style:text-properties officeooo:rsid="007b38ad"/>
    </style:style>
    <style:style style:name="T82" style:family="text">
      <style:text-properties officeooo:rsid="007b613a"/>
    </style:style>
    <style:style style:name="T83" style:family="text">
      <style:text-properties officeooo:rsid="007b989f"/>
    </style:style>
    <style:style style:name="T84" style:family="text">
      <style:text-properties officeooo:rsid="007d10ea"/>
    </style:style>
    <style:style style:name="T85" style:family="text">
      <style:text-properties officeooo:rsid="007f063a"/>
    </style:style>
    <style:style style:name="T86" style:family="text">
      <style:text-properties officeooo:rsid="00809a7b"/>
    </style:style>
    <style:style style:name="T87" style:family="text">
      <style:text-properties officeooo:rsid="0083dd10"/>
    </style:style>
    <style:style style:name="T88" style:family="text">
      <style:text-properties officeooo:rsid="00845a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Dependências a serem adicionadas:</text:p>
      <text:p text:style-name="P5"/>
      <text:p text:style-name="P4">Spring Web: SpringMVC configurado, com RESTful, Tomcat</text:p>
      <text:p text:style-name="P4">Thymeleaf: Gerenciar as views, gerar html</text:p>
      <text:p text:style-name="P5"><text:soft-page-break/>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77"/>
      <text:p text:style-name="P78">&lt;dependencies&gt;</text:p>
      <text:p text:style-name="P78"><text:tab/>&lt;dependency&gt;</text:p>
      <text:p text:style-name="P78"><text:tab/><text:tab/>...</text:p>
      <text:p text:style-name="P78"><text:tab/>&lt;/dependency&gt;</text:p>
      <text:p text:style-name="P78">&lt;/dependencies&gt;</text:p>
      <text:p text:style-name="P77"/>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77"/>
      <text:p text:style-name="P78">puclic class HelloController {</text:p>
      <text:p text:style-name="P77"><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77"><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78"><text:tab/>}</text:p>
      <text:p text:style-name="P78">}</text:p>
      <text:p text:style-name="P77"/>
      <text:p text:style-name="P5">Na pasta src/main/resources/templates será criado um arquivo html com o nome de hello.html:</text:p>
      <text:p text:style-name="P5"/>
      <text:p text:style-name="P77">======================================</text:p>
      <text:p text:style-name="P78">&lt;html&gt;</text:p>
      <text:p text:style-name="P78"><text:tab/>&lt;head&gt;</text:p>
      <text:p text:style-name="P78"><text:tab/><text:tab/>&lt;meta charset="UTF-8/&gt;</text:p>
      <text:p text:style-name="P78"><text:tab/>&lt;/head&gt;</text:p>
      <text:p text:style-name="P78"><text:tab/>&lt;body&gt;</text:p>
      <text:p text:style-name="P78"><text:tab/><text:tab/>oi</text:p>
      <text:p text:style-name="P78"><text:tab/>&lt;/body&gt;</text:p>
      <text:p text:style-name="P78">&lt;/html&gt;</text:p>
      <text:p text:style-name="P5">======================================</text:p>
      <text:p text:style-name="P5"/>
      <text:p text:style-name="P5"><text:soft-page-break/>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78">@Controller</text:p>
      <text:p text:style-name="P78">puclic class HelloController {</text:p>
      <text:p text:style-name="P78"><text:tab/>public String hello(){</text:p>
      <text:p text:style-name="P78"><text:tab/><text:tab/>return "hello";</text:p>
      <text:p text:style-name="P78"><text:tab/>}</text:p>
      <text:p text:style-name="P78">}</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78">@Controller</text:p>
      <text:p text:style-name="P78">puclic class HelloController {</text:p>
      <text:p text:style-name="P78"/>
      <text:p text:style-name="P77"><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77"><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77"><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78"><text:tab/>}</text:p>
      <text:p text:style-name="P78">}</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
      <text:p text:style-name="P104"><text:soft-page-break/>========================================</text:p>
      <text:p text:style-name="P78">@Controller</text:p>
      <text:p text:style-name="P78">puclic class HelloController {</text:p>
      <text:p text:style-name="P78"/>
      <text:p text:style-name="P78"><text:tab/>@GetMapping("/hello")</text:p>
      <text:p text:style-name="P78"><text:tab/>public String hello(Model model){</text:p>
      <text:p text:style-name="P78"><text:tab/><text:tab/>model.addAttribute("nome", "Mundo");</text:p>
      <text:p text:style-name="P77"><text:span text:style-name="Fonte_20_parág._20_padrão"><text:span text:style-name="T1"><text:tab/><text:tab/>return "hello";</text:span></text:span></text:p>
      <text:p text:style-name="P78"><text:tab/>}</text:p>
      <text:p text:style-name="P78">}</text:p>
      <text:p text:style-name="P104">========================================</text:p>
      <text:p text:style-name="P5"/>
      <text:p text:style-name="P5">Os valores passados no Model podem ser acessados na camada de visão usando o Thymeleaf, por exemplo:</text:p>
      <text:p text:style-name="P5"/>
      <text:p text:style-name="P5">Sem o Thymeleaf:</text:p>
      <text:p text:style-name="P104">=============================</text:p>
      <text:p text:style-name="P78">&lt;html&gt;</text:p>
      <text:p text:style-name="P78"><text:tab/>&lt;head&gt;</text:p>
      <text:p text:style-name="P78"><text:tab/><text:tab/>&lt;meta charset="UTF-8/&gt;</text:p>
      <text:p text:style-name="P78"><text:tab/>&lt;/head&gt;</text:p>
      <text:p text:style-name="P78"><text:tab/>&lt;body&gt;</text:p>
      <text:p text:style-name="P78"><text:tab/><text:tab/>oi &lt;span&gt;João&lt;/span&gt;</text:p>
      <text:p text:style-name="P78"><text:tab/>&lt;/body&gt;</text:p>
      <text:p text:style-name="P78">&lt;/htm&gt;</text:p>
      <text:p text:style-name="P104">==============================</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04">====================================<text:span text:style-name="T19">============================</text:span>==</text:p>
      <text:p text:style-name="P78">&lt;html&gt;</text:p>
      <text:p text:style-name="P78"><text:tab/>&lt;head&gt;</text:p>
      <text:p text:style-name="P78"><text:tab/><text:tab/>&lt;meta charset="UTF-8/&gt;</text:p>
      <text:p text:style-name="P78"><text:tab/>&lt;/head&gt;</text:p>
      <text:p text:style-name="P78"><text:tab/>&lt;body&gt;</text:p>
      <text:p text:style-name="P78"><text:tab/><text:tab/>oi &lt;span th:text="${nome}"&gt;João&lt;/span&gt; (valor que será substituído pelo Thymeleaf(</text:p>
      <text:p text:style-name="P78"><text:tab/>&lt;/body&gt;</text:p>
      <text:p text:style-name="P78">&lt;/html&gt;</text:p>
      <text:p text:style-name="P104">===============================<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O servlet do Spring MVC recebe as requisições e delega para controllers mais específicos</text:p>
      <text:p text:style-name="P5"><text:soft-page-break/>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77"><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07">==============================================================</text:p>
      <text:p text:style-name="P79">&lt;html&gt;</text:p>
      <text:p text:style-name="P79"><text:tab/>&lt;head&gt;</text:p>
      <text:p text:style-name="P79"><text:tab/><text:tab/>&lt;meta charset="UTF-8"&gt;</text:p>
      <text:p text:style-name="P79"><text:tab/>&lt;/head&gt;</text:p>
      <text:p text:style-name="P79"><text:tab/>&lt;body&gt;</text:p>
      <text:p text:style-name="P80"><text:tab/><text:tab/>&lt;<text:span text:style-name="T17">div&gt;</text:span></text:p>
      <text:p text:style-name="P80"><text:tab/><text:tab/><text:tab/>&lt;div&gt;Nome do Produto&lt;/div&gt;</text:p>
      <text:p text:style-name="P79"><text:tab/><text:tab/><text:tab/>&lt;div&gt;Valor: &lt;span&gt;200,99&lt;/span&gt;&lt;/div&gt;</text:p>
      <text:p text:style-name="P79"><text:tab/><text:tab/><text:tab/>&lt;div&gt;Data de entrega: &lt;span&gt;10/02/2020&lt;/span&gt;&lt;/div&gt;</text:p>
      <text:p text:style-name="P79"><text:tab/><text:tab/></text:p>
      <text:p text:style-name="P79"><text:tab/><text:tab/><text:tab/>&lt;div&gt;Produto&lt;/div&gt;</text:p>
      <text:p text:style-name="P79"><text:tab/><text:tab/><text:tab/>&lt;div&gt;url do produto&lt;/div&gt;</text:p>
      <text:p text:style-name="P79"><text:tab/><text:tab/></text:p>
      <text:p text:style-name="P79"><text:tab/><text:tab/><text:tab/>&lt;div&gt;Descrição&lt;/div&gt;</text:p>
      <text:p text:style-name="P79"><text:tab/><text:tab/><text:tab/><text:tab/>&lt;div&gt;</text:p>
      <text:p text:style-name="P79"><text:tab/><text:tab/><text:tab/><text:tab/><text:tab/>&lt;textarea&gt;descrição do pedido&lt;/textarea&gt;</text:p>
      <text:p text:style-name="P79"><text:tab/><text:tab/><text:tab/><text:tab/>&lt;/div&gt;</text:p>
      <text:p text:style-name="P79"><text:tab/><text:tab/></text:p>
      <text:p text:style-name="P79"><text:tab/><text:tab/><text:tab/>&lt;div&gt;</text:p>
      <text:p text:style-name="P79"><text:tab/><text:tab/><text:tab/><text:tab/>&lt;img src=""/&gt;</text:p>
      <text:p text:style-name="P79"><text:tab/><text:tab/><text:tab/>&lt;/div&gt;</text:p>
      <text:p text:style-name="P79"><text:tab/><text:tab/>&lt;/<text:span text:style-name="T17">div</text:span>&gt;</text:p>
      <text:p text:style-name="P79"><text:tab/>&lt;/body&gt;</text:p>
      <text:p text:style-name="P79">&lt;/html&gt;</text:p>
      <text:p text:style-name="P112">==============================================================</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79">======================================</text:p>
      <text:p text:style-name="P79">@Controller</text:p>
      <text:p text:style-name="P79">public class HomeController {</text:p>
      <text:p text:style-name="P79"><text:tab/></text:p>
      <text:p text:style-name="P79"><text:tab/>@GetMapping("/home")</text:p>
      <text:p text:style-name="P79"><text:tab/>public String home() {</text:p>
      <text:p text:style-name="P79"><text:tab/><text:tab/>return "home";</text:p>
      <text:p text:style-name="P79">======================================</text:p>
      <text:p text:style-name="P5"/>
      <text:p text:style-name="P5">Os conteúdos serão apresentados da mesma forma porque ainda não estamos processando nada no nosso front-end</text:p>
      <text:p text:style-name="P5"/>
      <text:p text:style-name="P3"><text:soft-page-break/>====================</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08">===============<text:span text:style-name="T8">======================================</text:span><text:span text:style-name="T19">===============</text:span></text:p>
      <text:p text:style-name="P108">package br.com.alura.mvc.mudi.model;</text:p>
      <text:p text:style-name="P108"/>
      <text:p text:style-name="P108">import java.math.BigDecimal;</text:p>
      <text:p text:style-name="P108">import java.time.LocalDate;</text:p>
      <text:p text:style-name="P108"/>
      <text:p text:style-name="P108">public class Pedido {</text:p>
      <text:p text:style-name="P108"><text:tab/></text:p>
      <text:p text:style-name="P108"><text:tab/>private String nomeProduto;</text:p>
      <text:p text:style-name="P108"><text:tab/>private BigDecimal valorNegociado;</text:p>
      <text:p text:style-name="P108"><text:tab/>private LocalDate dataDaEntrega;</text:p>
      <text:p text:style-name="P108"><text:tab/>private String urlProduto;</text:p>
      <text:p text:style-name="P108"><text:tab/>private String urlImagem;</text:p>
      <text:p text:style-name="P108"><text:tab/>private String descricao;</text:p>
      <text:p text:style-name="P108"><text:tab/>public String getNomeProduto() {</text:p>
      <text:p text:style-name="P108"><text:tab/><text:tab/>return nomeProduto;</text:p>
      <text:p text:style-name="P108"><text:tab/>}</text:p>
      <text:p text:style-name="P108"><text:tab/>public void setNomeProduto(String nomeProduto) {</text:p>
      <text:p text:style-name="P108"><text:tab/><text:tab/>this.nomeProduto = nomeProduto;</text:p>
      <text:p text:style-name="P108"><text:tab/>}</text:p>
      <text:p text:style-name="P108"><text:tab/>public BigDecimal getValorNegociado() {</text:p>
      <text:p text:style-name="P108"><text:tab/><text:tab/>return valorNegociado;</text:p>
      <text:p text:style-name="P108"><text:tab/>}</text:p>
      <text:p text:style-name="P108"><text:tab/>public void setValorNegociado(BigDecimal valorNegociado) {</text:p>
      <text:p text:style-name="P108"><text:tab/><text:tab/>this.valorNegociado = valorNegociado;</text:p>
      <text:p text:style-name="P108"><text:tab/>}</text:p>
      <text:p text:style-name="P108"><text:tab/>public LocalDate getDataDaEntrega() {</text:p>
      <text:p text:style-name="P108"><text:tab/><text:tab/>return dataDaEntrega;</text:p>
      <text:p text:style-name="P108"><text:tab/>}</text:p>
      <text:p text:style-name="P108"><text:tab/>public void setDataDaEntrega(LocalDate dataDaEntrega) {</text:p>
      <text:p text:style-name="P108"><text:tab/><text:tab/>this.dataDaEntrega = dataDaEntrega;</text:p>
      <text:p text:style-name="P108"><text:tab/>}</text:p>
      <text:p text:style-name="P108"><text:tab/>public String getUrlProduto() {</text:p>
      <text:p text:style-name="P108"><text:tab/><text:tab/>return urlProduto;</text:p>
      <text:p text:style-name="P108"><text:tab/>}</text:p>
      <text:p text:style-name="P108"><text:tab/>public void setUrlProduto(String urlProduto) {</text:p>
      <text:p text:style-name="P108"><text:tab/><text:tab/>this.urlProduto = urlProduto;</text:p>
      <text:p text:style-name="P108"><text:tab/>}</text:p>
      <text:p text:style-name="P108"><text:tab/>public String getUrlImagem() {</text:p>
      <text:p text:style-name="P108"><text:tab/><text:tab/>return urlImagem;</text:p>
      <text:p text:style-name="P108"><text:tab/>}</text:p>
      <text:p text:style-name="P108"><text:tab/>public void setUrlImagem(String urlImagem) {</text:p>
      <text:p text:style-name="P108"><text:tab/><text:tab/>this.urlImagem = urlImagem;</text:p>
      <text:p text:style-name="P108"><text:tab/>}</text:p>
      <text:p text:style-name="P108"><text:tab/>public String getDescricao() {</text:p>
      <text:p text:style-name="P108"><text:tab/><text:tab/>return descricao;</text:p>
      <text:p text:style-name="P108"><text:tab/>}</text:p>
      <text:p text:style-name="P108"><text:tab/>public void setDescricao(String descricao) {</text:p>
      <text:p text:style-name="P108"><text:tab/><text:tab/>this.descricao = descricao;</text:p>
      <text:p text:style-name="P108"><text:tab/>}</text:p>
      <text:p text:style-name="P108"><text:tab/></text:p>
      <text:p text:style-name="P108"><text:tab/></text:p>
      <text:p text:style-name="P108"/>
      <text:p text:style-name="P108">}</text:p>
      <text:p text:style-name="P109">===============<text:span text:style-name="T8">======================================</text:span><text:span text:style-name="T19">===============</text:span></text:p>
      <text:p text:style-name="P6"/>
      <text:p text:style-name="P8">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ext:span><text:soft-page-break/><text:span text:style-name="T9">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81">==============================<text:span text:style-name="T11">===============================</text:span><text:span text:style-name="T19">==</text:span></text:p>
      <text:p text:style-name="P82">@Controller</text:p>
      <text:p text:style-name="P82">public class HomeController {</text:p>
      <text:p text:style-name="P82"><text:tab/></text:p>
      <text:p text:style-name="P82"><text:tab/>@GetMapping("/home")</text:p>
      <text:p text:style-name="P82"><text:tab/>public String home(Model model) {</text:p>
      <text:p text:style-name="P82"><text:tab/><text:tab/>Pedido pedido = new Pedido();</text:p>
      <text:p text:style-name="P82"><text:tab/><text:tab/>pedido.setNomeProduto("Smartphone...");</text:p>
      <text:p text:style-name="P82"><text:tab/><text:tab/>pedido.setUrlImagem("https://images-....jpg");<text:tab/><text:tab/><text:tab/><text:tab/>pedido.setUrlProduto("https://www.ama...");</text:p>
      <text:p text:style-name="P82"><text:tab/><text:tab/>pedido.setDescricao("Versão Global - Aurora Blue");</text:p>
      <text:p text:style-name="P82"/>
      <text:p text:style-name="P82"><text:tab/><text:tab/>List&lt;Pedido&gt; pedidos = Arrays.asList(pedido);</text:p>
      <text:p text:style-name="P82"><text:tab/><text:tab/></text:p>
      <text:p text:style-name="P82"><text:tab/><text:tab/>model.addAttribute("pedidos", pedidos);</text:p>
      <text:p text:style-name="P82"><text:tab/><text:tab/></text:p>
      <text:p text:style-name="P82"><text:tab/><text:tab/>return "home";</text:p>
      <text:p text:style-name="P82"><text:tab/>}</text:p>
      <text:p text:style-name="P82">==============================<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03">=========================<text:span text:style-name="T16">=========================================</text:span></text:p>
      <text:p text:style-name="P106">&lt;html&gt;</text:p>
      <text:p text:style-name="P106"><text:tab/>&lt;head&gt;</text:p>
      <text:p text:style-name="P105"><text:tab/><text:tab/>&lt;meta charset="UTF-8"&gt;</text:p>
      <text:p text:style-name="P105"><text:tab/>&lt;/head&gt;</text:p>
      <text:p text:style-name="P105"><text:tab/>&lt;body&gt;</text:p>
      <text:p text:style-name="P105"><text:tab/><text:tab/>&lt;div th:each="pedido : ${pedidos}"&gt;</text:p>
      <text:p text:style-name="P105"><text:tab/><text:tab/><text:tab/>&lt;div th:text="${pedido.nomeProduto}"&gt;Nome do Produto&lt;/div&gt;</text:p>
      <text:p text:style-name="P105"><text:tab/><text:tab/><text:tab/>&lt;div&gt;Valor: &lt;span th:text="${pedido.valorNegociado}"&gt;200,99&lt;/span&gt;&lt;/div&gt;</text:p>
      <text:p text:style-name="P105"><text:tab/><text:tab/><text:tab/>&lt;div&gt;Data de entrega: &lt;span th:text="${pedido.dataDaEntrega}"&gt;10/02/2020&lt;/span&gt;&lt;/div&gt;</text:p>
      <text:p text:style-name="P105"><text:tab/><text:tab/><text:tab/></text:p>
      <text:p text:style-name="P105"><text:tab/><text:tab/><text:tab/>&lt;div&gt;Produto&lt;/div&gt;</text:p>
      <text:p text:style-name="P105"><text:tab/><text:tab/><text:tab/>&lt;div&gt;&lt;input th:value="${pedido.urlProduto}" value="url do produto"/&gt;&lt;/div&gt;</text:p>
      <text:p text:style-name="P105"><text:tab/><text:tab/><text:tab/></text:p>
      <text:p text:style-name="P105"><text:tab/><text:tab/><text:tab/>&lt;div&gt;Descrição&lt;/div&gt;</text:p>
      <text:p text:style-name="P105"><text:tab/><text:tab/><text:tab/><text:tab/>&lt;div&gt;</text:p>
      <text:p text:style-name="P105"><text:tab/><text:tab/><text:tab/><text:tab/><text:tab/>&lt;textarea th:text="${pedido.descricao}"&gt;descrição do pedido&lt;/textarea&gt;</text:p>
      <text:p text:style-name="P105"><text:tab/><text:tab/><text:tab/><text:tab/>&lt;/div&gt;</text:p>
      <text:p text:style-name="P105"><text:tab/><text:tab/><text:tab/></text:p>
      <text:p text:style-name="P105"><text:tab/><text:tab/><text:tab/>&lt;div&gt;</text:p>
      <text:p text:style-name="P105"><text:tab/><text:tab/><text:tab/><text:tab/>&lt;img th:src="${pedido.urlImagem}" src=""/&gt;</text:p>
      <text:p text:style-name="P105"><text:tab/><text:tab/><text:tab/>&lt;/div&gt;</text:p>
      <text:p text:style-name="P105"><text:tab/><text:tab/>&lt;/div&gt;</text:p>
      <text:p text:style-name="P105"><text:tab/>&lt;/body&gt;</text:p>
      <text:p text:style-name="P105">&lt;/html&gt;</text:p>
      <text:p text:style-name="P102">=========================<text:span text:style-name="T16">=========================================</text:span></text:p>
      <text:p text:style-name="P6"/>
      <text:p text:style-name="P11">================</text:p>
      <text:p text:style-name="P11">Aplicando o Bootstrap</text:p>
      <text:p text:style-name="P11">================</text:p>
      <text:p text:style-name="P11"/>
      <text:p text:style-name="P11">Para estilizar o layout usando o Bootstrap a gente precisa importar o CSS do Bootstrap. Faremos a estilização em duas partes. Na primeira, iremos aplicar todas as classes necessárias nos &lt;input&gt; e <text:soft-page-break/>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84">================================================================================</text:p>
      <text:p text:style-name="P83">&lt;link href="https://cdn.jsdelivr.net/npm/bootstrap@5.0.0-beta2/dist/css/bootstrap.min.css" rel="stylesheet" integrity="sha384-BmbxuPwQa2lc/FVzBcNJ7UAyJxM6wuqIj61tLrc4wSX0szH/Ev+nYRRuWlolflfl" crossorigin="anonymous"&gt;</text:p>
      <text:p text:style-name="P84">================================================================================</text:p>
      <text:p text:style-name="P84"/>
      <text:p text:style-name="P84">================================================================================</text:p>
      <text:p text:style-name="P84">&lt;html&gt;</text:p>
      <text:p text:style-name="P84"><text:tab/>&lt;head &gt;</text:p>
      <text:p text:style-name="P84"><text:tab/><text:tab/>&lt;meta charset="UTF-8"&gt;</text:p>
      <text:p text:style-name="P84"><text:tab/><text:tab/>&lt;link href="https://cdn.jsdelivr.net/npm/bootstrap@5.0.0-beta2/dist/css/bootstrap.min.css" rel="stylesheet" integrity="sha384-BmbxuPwQa2lc/FVzBcNJ7UAyJxM6wuqIj61tLrc4wSX0szH/Ev+nYRRuWlolflfl" crossorigin="anonymous"&gt;</text:p>
      <text:p text:style-name="P84"><text:tab/>&lt;/head&gt;</text:p>
      <text:p text:style-name="P84"><text:tab/>&lt;body&gt;</text:p>
      <text:p text:style-name="P84"><text:tab/><text:tab/>&lt;div th:each="pedido : ${pedidos}"&gt;</text:p>
      <text:p text:style-name="P84"><text:tab/><text:tab/><text:tab/>&lt;div th:text="${pedido.nomeProduto}"&gt;Nome do Produto&lt;/div&gt;</text:p>
      <text:p text:style-name="P84"><text:tab/><text:tab/><text:tab/>&lt;div&gt;Valor: &lt;span th:text="${pedido.valorNegociado}"&gt;200,99&lt;/span&gt;&lt;/div&gt;</text:p>
      <text:p text:style-name="P84"><text:tab/><text:tab/><text:tab/>&lt;div&gt;Data de entrega: &lt;span th:text="${pedido.dataDaEntrega}"&gt;10/02/2020&lt;/span&gt;&lt;/div&gt;</text:p>
      <text:p text:style-name="P84"><text:tab/><text:tab/><text:tab/></text:p>
      <text:p text:style-name="P84"><text:tab/><text:tab/><text:tab/>&lt;div&gt;Produto&lt;/div&gt;</text:p>
      <text:p text:style-name="P84"><text:tab/><text:tab/><text:tab/>&lt;div&gt;&lt;input th:value="${pedido.urlProduto}" value="url do produto"/&gt;&lt;/div&gt;</text:p>
      <text:p text:style-name="P84"><text:tab/><text:tab/><text:tab/></text:p>
      <text:p text:style-name="P84"><text:tab/><text:tab/><text:tab/>&lt;div&gt;Descrição&lt;/div&gt;</text:p>
      <text:p text:style-name="P84"><text:tab/><text:tab/><text:tab/><text:tab/>&lt;div&gt;</text:p>
      <text:p text:style-name="P84"><text:tab/><text:tab/><text:tab/><text:tab/><text:tab/>&lt;textarea th:text="${pedido.descricao}"&gt;descrição do pedido&lt;/textarea&gt;</text:p>
      <text:p text:style-name="P84"><text:tab/><text:tab/><text:tab/><text:tab/>&lt;/div&gt;</text:p>
      <text:p text:style-name="P84"><text:tab/><text:tab/><text:tab/></text:p>
      <text:p text:style-name="P84"><text:tab/><text:tab/><text:tab/>&lt;div&gt;</text:p>
      <text:p text:style-name="P84"><text:tab/><text:tab/><text:tab/><text:tab/>&lt;img th:src="${pedido.urlImagem}" src=""/&gt;</text:p>
      <text:p text:style-name="P84"><text:tab/><text:tab/><text:tab/>&lt;/div&gt;</text:p>
      <text:p text:style-name="P84"><text:tab/><text:tab/>&lt;/div&gt;</text:p>
      <text:p text:style-name="P84"><text:tab/>&lt;/body&gt;</text:p>
      <text:p text:style-name="P84">&lt;/html&gt;</text:p>
      <text:p text:style-name="P84">================================================================================</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vai ter um ajuste diferente, ou seja, ele vai se ajustando, acompanhando o tamanho do dispositivo que está apresentando essa interface.</text:p>
      <text:p text:style-name="P14"/>
      <text:p text:style-name="P15"><text:soft-page-break/>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85">================================================================================</text:p>
      <text:p text:style-name="P86">&lt;html&gt;</text:p>
      <text:p text:style-name="P86"><text:tab/>&lt;head &gt;</text:p>
      <text:p text:style-name="P86"><text:tab/>...</text:p>
      <text:p text:style-name="P86"><text:tab/>&lt;/head&gt;</text:p>
      <text:p text:style-name="P86"><text:tab/>&lt;body&gt;</text:p>
      <text:p text:style-name="P86"><text:tab/><text:tab/>&lt;div <text:span text:style-name="T20">class="container"</text:span>&gt;</text:p>
      <text:p text:style-name="P86"><text:tab/><text:tab/><text:tab/>&lt;div <text:span text:style-name="T20">class="card"</text:span> th:each="pedido : ${pedidos}"&gt;</text:p>
      <text:p text:style-name="P86"><text:tab/><text:tab/><text:tab/><text:tab/>&lt;div <text:span text:style-name="T20">class="card-header"</text:span> th:text="${pedido.nomeProduto}"&gt;Nome do Produto&lt;/div&gt;</text:p>
      <text:p text:style-name="P86"><text:tab/><text:tab/><text:tab/><text:tab/>&lt;div&gt;Valor: &lt;span th:text="${pedido.valorNegociado}"&gt;200,99&lt;/span&gt;&lt;/div&gt;</text:p>
      <text:p text:style-name="P86"><text:tab/><text:tab/><text:tab/><text:tab/>&lt;div&gt;Data de entrega: &lt;span th:text="${pedido.dataDaEntrega}"&gt;10/02/2020&lt;/span&gt;&lt;/div&gt;</text:p>
      <text:p text:style-name="P86"><text:tab/><text:tab/><text:tab/><text:tab/></text:p>
      <text:p text:style-name="P86"><text:tab/><text:tab/><text:tab/><text:tab/>&lt;div&gt;Produto&lt;/div&gt;</text:p>
      <text:p text:style-name="P86"><text:tab/><text:tab/><text:tab/><text:tab/>&lt;div&gt;&lt;input class="form-control" th:value="${pedido.urlProduto}" value="url do produto"/&gt;&lt;/div&gt;</text:p>
      <text:p text:style-name="P86"><text:tab/><text:tab/><text:tab/><text:tab/></text:p>
      <text:p text:style-name="P86"><text:tab/><text:tab/><text:tab/><text:tab/>&lt;div&gt;Descrição&lt;/div&gt;</text:p>
      <text:p text:style-name="P86"><text:tab/><text:tab/><text:tab/><text:tab/><text:tab/>&lt;div&gt;</text:p>
      <text:p text:style-name="P86"><text:tab/><text:tab/><text:tab/><text:tab/><text:tab/><text:tab/>&lt;textarea class="form-control" th:text="${pedido.descricao}"&gt;descrição do pedido&lt;/textarea&gt;</text:p>
      <text:p text:style-name="P86"><text:tab/><text:tab/><text:tab/><text:tab/><text:tab/>&lt;/div&gt;</text:p>
      <text:p text:style-name="P86"><text:tab/><text:tab/><text:tab/><text:tab/></text:p>
      <text:p text:style-name="P86"><text:tab/><text:tab/><text:tab/><text:tab/>&lt;div&gt;</text:p>
      <text:p text:style-name="P86"><text:tab/><text:tab/><text:tab/><text:tab/><text:tab/>&lt;img th:src="${pedido.urlImagem}" src=""/&gt;</text:p>
      <text:p text:style-name="P86"><text:tab/><text:tab/><text:tab/><text:tab/>&lt;/div&gt;</text:p>
      <text:p text:style-name="P86"><text:tab/><text:tab/><text:tab/>&lt;/div&gt;</text:p>
      <text:p text:style-name="P86"><text:tab/><text:tab/>&lt;/div&gt;</text:p>
      <text:p text:style-name="P86"><text:tab/>&lt;/body&gt;</text:p>
      <text:p text:style-name="P86">&lt;/html&gt;</text:p>
      <text:p text:style-name="P85">================================================================================</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oft-page-break/><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87">================================================================================</text:p>
      <text:p text:style-name="P110">&lt;html&gt;</text:p>
      <text:p text:style-name="P110"><text:tab/>&lt;head &gt;</text:p>
      <text:p text:style-name="P110"><text:tab/><text:tab/>&lt;meta charset="UTF-8"&gt;</text:p>
      <text:p text:style-name="P110"><text:tab/><text:tab/>&lt;link href="https://cdn.jsdelivr.net/npm/bootstrap@5.0.0-beta2/dist/css/bootstrap.min.css" rel="stylesheet" integrity="sha384-BmbxuPwQa2lc/FVzBcNJ7UAyJxM6wuqIj61tLrc4wSX0szH/Ev+nYRRuWlolflfl" crossorigin="anonymous"&gt;</text:p>
      <text:p text:style-name="P110"><text:tab/>&lt;/head&gt;</text:p>
      <text:p text:style-name="P110"><text:tab/>&lt;body&gt;</text:p>
      <text:p text:style-name="P110"><text:tab/><text:tab/>&lt;div class="container"&gt;</text:p>
      <text:p text:style-name="P110"><text:tab/><text:tab/><text:tab/>&lt;div class="card" th:each="pedido : ${pedidos}"&gt;</text:p>
      <text:p text:style-name="P110"><text:tab/><text:tab/><text:tab/><text:tab/>&lt;div class="card-header" th:text="${pedido.nomeProduto}"&gt;Nome do Produto&lt;/div&gt;</text:p>
      <text:p text:style-name="P110"><text:tab/><text:tab/><text:tab/><text:tab/>&lt;div class="card-body"&gt;</text:p>
      <text:p text:style-name="P110"><text:tab/><text:tab/><text:tab/><text:tab/><text:tab/><text:tab/>&lt;div class="row"&gt;</text:p>
      <text:p text:style-name="P110"><text:soft-page-break/><text:tab/><text:tab/><text:tab/><text:tab/><text:tab/><text:tab/>&lt;div class="col-12 col-sm-8 mb-3"&gt;</text:p>
      <text:p text:style-name="P110"><text:tab/><text:tab/><text:tab/><text:tab/><text:tab/><text:tab/><text:tab/>&lt;div class="row"&gt;</text:p>
      <text:p text:style-name="P110"><text:tab/><text:tab/><text:tab/><text:tab/><text:tab/><text:tab/><text:tab/><text:tab/>&lt;div class="col-md-5"&gt;Valor: &lt;span th:text="${pedido.valorNegociado}"&gt;200,99&lt;/span&gt;&lt;/div&gt;</text:p>
      <text:p text:style-name="P110"><text:tab/><text:tab/><text:tab/><text:tab/><text:tab/><text:tab/><text:tab/><text:tab/>&lt;div class="col-md-7"&gt;Data de entrega: &lt;span th:text="${pedido.dataDaEntrega}"&gt;10/02/2020&lt;/span&gt;&lt;/div&gt;</text:p>
      <text:p text:style-name="P110"><text:tab/><text:tab/><text:tab/><text:tab/><text:tab/><text:tab/><text:tab/>&lt;/div&gt;</text:p>
      <text:p text:style-name="P110"><text:tab/><text:tab/><text:tab/><text:tab/><text:tab/><text:tab/><text:tab/></text:p>
      <text:p text:style-name="P110"><text:tab/><text:tab/><text:tab/><text:tab/><text:tab/><text:tab/><text:tab/>&lt;div&gt;Produto&lt;/div&gt;</text:p>
      <text:p text:style-name="P110"><text:tab/><text:tab/><text:tab/><text:tab/><text:tab/><text:tab/><text:tab/>&lt;div&gt;&lt;input class="form-control" th:value="${pedido.urlProduto}" value="url do produto"/&gt;&lt;/div&gt;</text:p>
      <text:p text:style-name="P110"><text:tab/><text:tab/><text:tab/><text:tab/><text:tab/><text:tab/><text:tab/></text:p>
      <text:p text:style-name="P110"><text:tab/><text:tab/><text:tab/><text:tab/><text:tab/><text:tab/><text:tab/>&lt;div&gt;Descrição&lt;/div&gt;</text:p>
      <text:p text:style-name="P110"><text:tab/><text:tab/><text:tab/><text:tab/><text:tab/><text:tab/><text:tab/><text:tab/>&lt;div&gt;</text:p>
      <text:p text:style-name="P110"><text:tab/><text:tab/><text:tab/><text:tab/><text:tab/><text:tab/><text:tab/><text:tab/><text:tab/>&lt;textarea class="form-control" th:text="${pedido.descricao}"&gt;descrição do pedido&lt;/textarea&gt;</text:p>
      <text:p text:style-name="P110"><text:tab/><text:tab/><text:tab/><text:tab/><text:tab/><text:tab/><text:tab/><text:tab/>&lt;/div&gt;</text:p>
      <text:p text:style-name="P110"><text:tab/><text:tab/><text:tab/><text:tab/><text:tab/><text:tab/>&lt;/div&gt;</text:p>
      <text:p text:style-name="P110"><text:tab/><text:tab/><text:tab/><text:tab/><text:tab/><text:tab/>&lt;div class="col-12 col-sm-4"&gt;</text:p>
      <text:p text:style-name="P110"><text:tab/><text:tab/><text:tab/><text:tab/><text:tab/><text:tab/><text:tab/>&lt;div&gt;</text:p>
      <text:p text:style-name="P110"><text:tab/><text:tab/><text:tab/><text:tab/><text:tab/><text:tab/><text:tab/><text:tab/>&lt;img class="img-thumbnail" th:src="${pedido.urlImagem}" src=""/&gt;</text:p>
      <text:p text:style-name="P110"><text:tab/><text:tab/><text:tab/><text:tab/><text:tab/><text:tab/><text:tab/>&lt;/div&gt;</text:p>
      <text:p text:style-name="P110"><text:tab/><text:tab/><text:tab/><text:tab/><text:tab/><text:tab/>&lt;/div&gt;</text:p>
      <text:p text:style-name="P110"><text:tab/><text:tab/><text:tab/><text:tab/><text:tab/>&lt;/div&gt;</text:p>
      <text:p text:style-name="P110"><text:tab/><text:tab/><text:tab/><text:tab/>&lt;/div&gt;</text:p>
      <text:p text:style-name="P110"><text:tab/><text:tab/><text:tab/>&lt;/div&gt;</text:p>
      <text:p text:style-name="P110"><text:tab/><text:tab/>&lt;/div&gt;</text:p>
      <text:p text:style-name="P110"><text:tab/>&lt;/body&gt;</text:p>
      <text:p text:style-name="P110">&lt;/html&gt;</text:p>
      <text:p text:style-name="P87">================================================================================</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98">&lt;dependency&gt;</text:p>
      <text:p text:style-name="P99"><text:tab/>&lt;groupId&gt;org.springframework.boot&lt;/groupId&gt;</text:p>
      <text:p text:style-name="P32"><text:span text:style-name="T3"><text:tab/>&lt;artifactId&gt;</text:span><text:span text:style-name="T4">spring-boot-starter-data-jpa</text:span><text:span text:style-name="T3">&lt;/artifactId&gt;</text:span></text:p>
      <text:p text:style-name="P99">&lt;/dependency&gt;</text:p>
      <text:p text:style-name="P99">&lt;dependency&gt;</text:p>
      <text:p text:style-name="P99"><text:tab/>&lt;groupId&gt;mysql&lt;/groupId&gt;</text:p>
      <text:p text:style-name="P32"><text:span text:style-name="T3"><text:tab/>&lt;artifactId&gt;</text:span><text:span text:style-name="T4">mysql-connector-java</text:span><text:span text:style-name="T3">&lt;/artifactId&gt;</text:span></text:p>
      <text:p text:style-name="P99"><text:tab/>&lt;scope&gt;runtime&lt;/scope&gt;</text:p>
      <text:p text:style-name="P99">&lt;/dependency&gt;</text:p>
      <text:p text:style-name="P98">===========================================================</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propriedades e colaremos no arquivo application.properties no Eclipse, que está em src/main/resources/templates, e começaremos configurar.</text:p>
      <text:p text:style-name="P34"><text:s/></text:p>
      <text:p text:style-name="P18"/>
      <text:p text:style-name="P88"/>
      <text:p text:style-name="P89"><text:soft-page-break/>==========================================================================</text:p>
      <text:p text:style-name="P89">spring.jpa.hibernate.ddl-auto=update</text:p>
      <text:p text:style-name="P89">spring.datasource.url=jdbc:mysql://${MYSQL_HOST:localhost}:3306/mudi</text:p>
      <text:p text:style-name="P89">spring.datasource.username=root</text:p>
      <text:p text:style-name="P89">spring.datasource.password=root</text:p>
      <text:p text:style-name="P89">==========================================================================</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2">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2">I</text:span><text:span text:style-name="T40">nterface</text:span> private EntityManager entityManager; <text:span text:style-name="T41">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3">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4">fazer com que essa lista do tipo Pedido seja um resultado</text:span>, vamos adicionar uma variável local (ctrl 1), com o nome de <text:span text:style-name="T44">pedidos</text:span>, List&lt;<text:span text:style-name="T44">Pedido</text:span>&gt; <text:span text:style-name="T44">pedidos</text:span> = query.getResultList();. <text:span text:style-name="T45">Deveremos </text:span><text:span text:style-name="T44">também adicionar no createdQuery a Result class que queremos, </text:span>Query query = entityManager.createQuery("select p from Pedido p", <text:span text:style-name="T44">Pedido.class</text:span>);, <text:span text:style-name="T44">assim, o get.resultList irá de fato retornar uma lista de pedidos, que será adicionada na variável pedidos que foi chamada no model.addAtributte.</text:span></text:p>
      <text:p text:style-name="P39"/>
      <text:p text:style-name="P111">===============================================================================================</text:p>
      <text:p text:style-name="P111">@Controller</text:p>
      <text:p text:style-name="P111">public class HomeController {</text:p>
      <text:p text:style-name="P111"><text:tab/>@PersistenceContext</text:p>
      <text:p text:style-name="P111"><text:tab/>private EntityManager entityManager;</text:p>
      <text:p text:style-name="P111"><text:tab/>@GetMapping("/home")</text:p>
      <text:p text:style-name="P111"><text:tab/>public String home(Model model) {</text:p>
      <text:p text:style-name="P111"><text:tab/><text:tab/>Query query = entityManager.createQuery("select p from Pedido p", Pedido.class);</text:p>
      <text:p text:style-name="P111"><text:tab/><text:tab/>List&lt;Pedido&gt; pedidos = query.getResultList();</text:p>
      <text:p text:style-name="P111"><text:tab/><text:tab/>model.addAttribute("pedidos", pedidos);</text:p>
      <text:p text:style-name="P111"><text:tab/><text:tab/>return "home";</text:p>
      <text:p text:style-name="P111"><text:tab/>}</text:p>
      <text:p text:style-name="P111"/>
      <text:p text:style-name="P111">}</text:p>
      <text:p text:style-name="P111">===============================================================================================</text:p>
      <text:p text:style-name="P52"><text:soft-page-break/>==================</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4">manualmente </text:span>da classe HomeController, porque ela é gerenciada pelo próprio Spring, sendo assim, o entityManager, que é um atributo necessário para essa classe, também é gerenciado pelo Spring e injetado dentro <text:span text:style-name="T54">da</text:span> classe HomeController. </text:p>
      <text:p text:style-name="P42"><text:span text:style-name="T55">O Spring a</text:span>lém de <text:span text:style-name="T56">saber resolver</text:span> as instâncias de HomeController, ele percebe que as instâncias de HomeController dependem de um EntityManager, que é que<text:span text:style-name="T56">m</text:span> vai no banco de dados, e para ir no banco de dados <text:span text:style-name="T56">é necessário</text:span> uma conection, e na hora de criar uma conection precisa de uma propriedade, que é o application-properties, e tudo isso está sendo resolvido pelo Spring. Na verdade o Spring não está criando essas instância<text:span text:style-name="T56">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0">uma nova classe </text:span>com o nome de <text:span text:style-name="T46">PedidoR</text:span>epository, <text:span text:style-name="T46">dentro do </text:span><text:span text:style-name="T50">novo </text:span><text:span text:style-name="T46">package repository</text:span>, que ficará com a lógica de fazer a consulta no banco de dados, <text:span text:style-name="T57">e terá</text:span><text:span text:style-name="T46"> a responsabilidade de acessar um repositório de informações de dados.</text:span></text:p>
      <text:p text:style-name="P42"/>
      <text:p text:style-name="P44">Lógica de consulta no banco de dados:<text:line-break/></text:p>
      <text:p text:style-name="P91">================================================================================</text:p>
      <text:p text:style-name="P90">Query query = entityManager.createQuery("select p from Pedido p", Pedido.class);</text:p>
      <text:p text:style-name="P90">List&lt;Pedido&gt; pedidos = query.getResultList();</text:p>
      <text:p text:style-name="P91">================================================================================</text:p>
      <text:p text:style-name="P42"/>
      <text:p text:style-name="P45">A classe PedidoRepository vai retornar uma <text:span text:style-name="T47">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0">retornando um resultado da lista, </text:span><text:span text:style-name="T48">com o return query.getResultList();, </text:span></text:p>
      <text:p text:style-name="P46">Como agora é a classe PedidoRepository que está utilizando o EntityManager, o HomeController não tem mais esse acesso, <text:span text:style-name="T49">mas sim </text:span><text:span text:style-name="T57">o acesso </text:span><text:span text:style-name="T49">a classe PedidoRepository, dessa forma: <text:line-break/>private PedidoRepository repository;</text:span></text:p>
      <text:p text:style-name="P47"/>
      <text:p text:style-name="P47">E <text:span text:style-name="T50">deve</text:span> utilizar o <text:span text:style-name="T51">atributo </text:span>repository para recuperar todos os pedidos <text:span text:style-name="T50">da lista</text:span>:<text:line-break/></text:p>
      <text:p text:style-name="P47"><text:span text:style-name="T50">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2">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2">e, além disso, a classe PedidoRepository também deve ser gerenciada/instanciada pelo Spring, </text:span><text:span text:style-name="T53">com uma anotação que tem uma semântica mais adequada para essa classe, que é a @Repository, que passa a informação para o Spring que a classe é um repositório, que deve ser gerenciada e instanciada sempre que for solicitado.</text:span></text:p>
      <text:p text:style-name="P49"/>
      <text:p text:style-name="P92"/>
      <text:p text:style-name="P92"/>
      <text:p text:style-name="P92"><text:soft-page-break/>=============================================================================<text:line-break/>@Controller</text:p>
      <text:p text:style-name="P92">public class HomeController {</text:p>
      <text:p text:style-name="P92"><text:tab/></text:p>
      <text:p text:style-name="P92"><text:tab/>@Autowired</text:p>
      <text:p text:style-name="P92"><text:tab/>private PedidoRepository repository;</text:p>
      <text:p text:style-name="P92"/>
      <text:p text:style-name="P92"><text:tab/>@GetMapping("/home")</text:p>
      <text:p text:style-name="P92"><text:tab/>public String home(Model model) {</text:p>
      <text:p text:style-name="P92"><text:tab/><text:tab/>List&lt;Pedido&gt; pedidos = repository.recuperaTodosOsPedidos();</text:p>
      <text:p text:style-name="P92"><text:tab/><text:tab/>model.addAttribute("pedidos", pedidos);</text:p>
      <text:p text:style-name="P92"><text:tab/><text:tab/>return "home";</text:p>
      <text:p text:style-name="P92"><text:tab/>}</text:p>
      <text:p text:style-name="P92"/>
      <text:p text:style-name="P92">}</text:p>
      <text:p text:style-name="P92">=============================================================================</text:p>
      <text:p text:style-name="P92"/>
      <text:p text:style-name="P92">=============================================================================</text:p>
      <text:p text:style-name="P92">@Repository</text:p>
      <text:p text:style-name="P92">public class PedidoRepository {</text:p>
      <text:p text:style-name="P92"><text:tab/></text:p>
      <text:p text:style-name="P92"><text:tab/>@PersistenceContext</text:p>
      <text:p text:style-name="P92"><text:tab/>private EntityManager entityManager;</text:p>
      <text:p text:style-name="P92"><text:tab/></text:p>
      <text:p text:style-name="P92"><text:tab/>public List&lt;Pedido&gt; recuperaTodosOsPedidos() {</text:p>
      <text:p text:style-name="P92"><text:tab/><text:tab/>Query query = entityManager.createQuery("select p from Pedido p", Pedido.class);</text:p>
      <text:p text:style-name="P92"><text:tab/><text:tab/>return query.getResultList();</text:p>
      <text:p text:style-name="P92"><text:tab/>}</text:p>
      <text:p text:style-name="P92"/>
      <text:p text:style-name="P92">}</text:p>
      <text:p text:style-name="P92">=============================================================================</text:p>
      <text:p text:style-name="P92"/>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93">===========================================================</text:p>
      <text:p text:style-name="P93">&lt;dependency&gt;</text:p>
      <text:p text:style-name="P93"><text:tab/>&lt;groupId&gt;org.springframework.boot&lt;/groupId&gt;</text:p>
      <text:p text:style-name="P93"><text:tab/>&lt;artifactId&gt;spring-boot-starter-data-jpa&lt;/artifactId&gt;</text:p>
      <text:p text:style-name="P93">&lt;/dependency&gt;</text:p>
      <text:p text:style-name="P93">===========================================================</text:p>
      <text:p text:style-name="P93"/>
      <text:p text:style-name="P58">O projeto Spring Data é definido como um umbrella de subprojetos com tecnologia para acesso de repositórios de bancos de dados diferentes, <text:span text:style-name="T58">e nesse projeto, estamos utilizando o subprojeto Spring Data JPA e tem integração com o JPA, e tem um nível de abstração mais alto, </text:span><text:span text:style-name="T61">o que</text:span><text:span text:style-name="T58"> torna a configuração e a comunicação com o bando de dados bem mais simples e com muita coisa já implementada. </text:span></text:p>
      <text:p text:style-name="P61"><text:span text:style-name="T61">C</text:span>onverter<text:span text:style-name="T61">emos</text:span> noss<text:span text:style-name="T61">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
      <text:p text:style-name="P94">===================================</text:p>
      <text:p text:style-name="P94">@Repository</text:p>
      <text:p text:style-name="P94">public <text:span text:style-name="T20">interface</text:span> PedidoRepository {</text:p>
      <text:p text:style-name="P94">===================================</text:p>
      <text:p text:style-name="P57"/>
      <text:p text:style-name="P60"><text:soft-page-break/>E na descrição/definição dos métodos das Interfaces, deve ser seguido um padrão de nomenclatura para os métodos, que vai passar a explicação para o Spring Data de como aquele método deve ser implementado, e <text:span text:style-name="T61">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59">como </text:span>ele sabe fazer um select * ("select p from Pedido p") <text:span text:style-name="T59">e sabe utilizar o EntityManager</text:span>, ele vai implementar o método usando o nome do próprio método. <text:span text:style-name="T59">E com isso, essas implementações </text:span><text:span text:style-name="T61">já </text:span><text:span text:style-name="T59">não </text:span><text:span text:style-name="T60">s</text:span><text:span text:style-name="T61">er</text:span><text:span text:style-name="T60">ão</text:span><text:span text:style-name="T59"> mais necessári</text:span><text:span text:style-name="T60">as, e além disso, vamos diminuindo as dependências.</text:span></text:p>
      <text:p text:style-name="P59"/>
      <text:p text:style-name="P95">=================================================</text:p>
      <text:p text:style-name="P95">package br.com.alura.mvc.mudi.repository;</text:p>
      <text:p text:style-name="P95"/>
      <text:p text:style-name="P95">import org.springframework.stereotype.Repository;</text:p>
      <text:p text:style-name="P95"/>
      <text:p text:style-name="P95">import java.util.List;</text:p>
      <text:p text:style-name="P95"/>
      <text:p text:style-name="P95">import br.com.alura.mvc.mudi.model.Pedido;</text:p>
      <text:p text:style-name="P95"/>
      <text:p text:style-name="P95">@Repository</text:p>
      <text:p text:style-name="P95">public interface PedidoRepository {</text:p>
      <text:p text:style-name="P95"><text:tab/></text:p>
      <text:p text:style-name="P95"><text:tab/>public List&lt;Pedido&gt; findAll();</text:p>
      <text:p text:style-name="P95">}</text:p>
      <text:p text:style-name="P95">=================================================</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96">=================================================<text:span text:style-name="T62">=====================</text:span></text:p>
      <text:p text:style-name="P96">@Repository</text:p>
      <text:p text:style-name="P96">public interface PedidoRepository extends JpaRepository&lt;Pedido, Long&gt;{</text:p>
      <text:p text:style-name="P96"><text:tab/></text:p>
      <text:p text:style-name="P96">}</text:p>
      <text:p text:style-name="P96">=================================================<text:span text:style-name="T62">=====================</text:span></text:p>
      <text:p text:style-name="P100"/>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97">=================================================<text:span text:style-name="T62">=======</text:span></text:p>
      <text:p text:style-name="P97"><text:tab/>@GetMapping("/home")</text:p>
      <text:p text:style-name="P97"><text:tab/>public String home(Model model) {</text:p>
      <text:p text:style-name="P97"><text:tab/><text:tab/>List&lt;Pedido&gt; pedidos = <text:span text:style-name="T62">pedidoR</text:span>epository.findAll();</text:p>
      <text:p text:style-name="P97"><text:tab/><text:tab/>model.addAttribute("pedidos", pedidos);</text:p>
      <text:p text:style-name="P97"><text:tab/><text:tab/>return "home";</text:p>
      <text:p text:style-name="P97"><text:tab/>}</text:p>
      <text:p text:style-name="P97">=================================================<text:span text:style-name="T62">=======</text:span></text:p>
      <text:p text:style-name="P64"/>
      <text:p text:style-name="P66">Com isso, na classe PedidoRepository, podemos apagar a dependência java.util.List;, <text:span text:style-name="T63">deixando somente as dependências para as classes JpaRepository que é do Spring Data, o esteriótipo @Repository, que é para integrar com o Spring e a Pedido, porque é um repositório de pedidos.</text:span></text:p>
      <text:p text:style-name="P66"/>
      <text:p text:style-name="P54"><text:soft-page-break/>===============</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4">N</text:span>avegação é utilizado a tag &lt;nav&gt;&lt;nav/&gt;, e dentro será criado todos os links através do &lt;a href=“”&gt;Título&lt;/a&gt;.</text:p>
      <text:p text:style-name="P68">Para estilizar o Menu de <text:span text:style-name="T64">N</text:span>avegação, aplicaremos os componentes de estilo visual <text:span text:style-name="T64">em</text:span> Bootstrap/<text:span text:style-name="T64">Documentation/Components/Navbar.</text:span></text:p>
      <text:p text:style-name="P70">O Menu está dentro de um &lt;<text:span text:style-name="T65">nav&gt;, e utilizaremos a seguinte estilização</text:span> &lt;nav class="navbar navbar-expand-lg navbar-light bg-light"&gt;.</text:p>
      <text:p text:style-name="P71">Ainda na estilização dos menus, os links <text:span text:style-name="T66">deverão estar</text:span> dentro de uma &lt;div&gt;, com a estilização </text:p>
      <text:p text:style-name="P71">&lt;div class="navbar-nav"&gt;&lt;/div&gt;, <text:span text:style-name="T66">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7">E para o posicionamento, utilizaremos os componentes do flex.utilities, com a class= “d-flex justify-content-between”, apenas colocando o conteúdo “d-flex justify-content-between” dentro da class do &lt;nav&gt; </text:span><text:span text:style-name="T69">mais ou mb-3 para o espaçamento abaixo</text:span><text:span text:style-name="T67">.</text:span></text:p>
      <text:p text:style-name="P73">Feito isso, transformaremos o botão Novo em um link, adicionando um &lt;a href=“<text:span text:style-name="T68">pedido/formulario</text:span>”&gt;&lt;button class="btn btn-outline-secondary"&gt;Novo&lt;/button&gt;&lt;/a&gt;.</text:p>
      <text:p text:style-name="P74">Faremos uma &lt;div&gt;&lt;h1&gt; para o título “Meus Pedidos”, com o estilo visual da class= “jumbotron”, e mb-0, e o estilo class="display-4".</text:p>
      <text:p text:style-name="P75">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5"/>
      <text:p text:style-name="P101">================================================================================</text:p>
      <text:p text:style-name="P101">&lt;div class="jumbotron mb-0"&gt;</text:p>
      <text:p text:style-name="P101"><text:tab/>&lt;h1 class="display-4"&gt;Meus Pedidos&lt;/h1&gt;</text:p>
      <text:p text:style-name="P101">&lt;/div&gt;</text:p>
      <text:p text:style-name="P101"><text:tab/><text:tab/><text:tab/><text:tab/></text:p>
      <text:p text:style-name="P101"><text:tab/>&lt;nav class="navbar navbar-expand navbar-light bg-light d-flex justify-content-between mb-3"&gt;</text:p>
      <text:p text:style-name="P101"><text:tab/><text:tab/>&lt;div class="navbar-nav"&gt;</text:p>
      <text:p text:style-name="P101"><text:tab/><text:tab/><text:tab/>&lt;a class="nav-link active" href=""&gt;Todos&lt;/a&gt;</text:p>
      <text:p text:style-name="P101"><text:tab/><text:tab/><text:tab/>&lt;a class="nav-link" href=""&gt;Aguardando&lt;/a&gt;</text:p>
      <text:p text:style-name="P101"><text:tab/><text:tab/><text:tab/>&lt;a class="nav-link" href=""&gt;Aprovado&lt;/a&gt;</text:p>
      <text:p text:style-name="P101"><text:tab/><text:tab/><text:tab/>&lt;a class="nav-link" href=""&gt;Entregue&lt;/a&gt;</text:p>
      <text:p text:style-name="P101"><text:tab/><text:tab/>&lt;/div&gt;</text:p>
      <text:p text:style-name="P101"><text:tab/><text:tab/>&lt;a href="pedido/formulario"&gt;&lt;button class="btn btn-outline-secondary"&gt;Novo&lt;/button&gt;&lt;/a&gt;</text:p>
      <text:p text:style-name="P101"><text:tab/>&lt;/nav&gt;</text:p>
      <text:p text:style-name="P101">================================================================================</text:p>
      <text:p text:style-name="P101"/>
      <text:p text:style-name="P76"/>
      <text:p text:style-name="P76"/>
      <text:p text:style-name="P76"/>
      <text:p text:style-name="P76"/>
      <text:p text:style-name="P55"><text:soft-page-break/>================<text:span text:style-name="T70">=</text:span></text:p>
      <text:p text:style-name="P55">Formulário do Pedido</text:p>
      <text:p text:style-name="P55">================<text:span text:style-name="T70">=</text:span></text:p>
      <text:p text:style-name="P76"/>
      <text:p text:style-name="P114">Nesse momento, o botão “Novo” já está criado com link, onde ao clicar, somos redirecionados para a requisição <text:span text:style-name="T71">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115">Criaremos dentro do package controller, uma classe nova chamada de PedidoController, onde todas as requisições que forem para /pedido serão redirecionadas para esse Controller específico.</text:p>
      <text:p text:style-name="P115">Em primeiro lugar, integraremos essa classe com o Spring, anotando-a com @Controller, e também será utilizado o @RequestMapping, para que possamos mapear todos os tipos de requisições, como “get”, que é um tipo de requisição, por exemplo. </text:p>
      <text:p text:style-name="P115">Com o @RequestMapping(“pedido”), estamos dizendo que todas as requisições que forem para pedido, irão bater no PedidoController.</text:p>
      <text:p text:style-name="P116">Será feito também uma action específica para o formulário, <text:span text:style-name="T72">que deve retornar a página html que deve ser renderizada para o usuário, public </text:span>String <text:span text:style-name="T72">formulario() {return “pedido/formulario”}</text:span>, <text:span text:style-name="T72">com a </text:span>anota<text:span text:style-name="T72">ção e parâmetro</text:span> @GetMapping<text:span text:style-name="T72">(“formulario”)</text:span>, onde /pedido já está mapeado no Controller, no nível da classe, e formulario no nivel da action (método).<text:line-break/><text:span text:style-name="T72">Exemplo: </text:span>@RequestMapping(“pedido”), @GetMapping<text:span text:style-name="T72">(“formulario”) = pedido/formulario.</text:span></text:p>
      <text:p text:style-name="P117">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3">e colocaremos todos os html dentro (return "pedido/formulario"), ou seja, vai retornar o html formulario, que está dentro da pasta pedido.</text:span></text:p>
      <text:p text:style-name="P118"/>
      <text:p text:style-name="P121">================================================================================</text:p>
      <text:p text:style-name="P121">package br.com.alura.mvc.mudi.controller;</text:p>
      <text:p text:style-name="P121"/>
      <text:p text:style-name="P121">import org.springframework.stereotype.Controller;</text:p>
      <text:p text:style-name="P121">import org.springframework.web.bind.annotation.GetMapping;</text:p>
      <text:p text:style-name="P121"/>
      <text:p text:style-name="P121">@Controller</text:p>
      <text:p text:style-name="P121">@RequestMapping("pedido")</text:p>
      <text:p text:style-name="P121">public class PedidoController {</text:p>
      <text:p text:style-name="P121"><text:tab/></text:p>
      <text:p text:style-name="P121"><text:tab/>@GetMapping("formulario")</text:p>
      <text:p text:style-name="P121"><text:tab/>public String formulario() {</text:p>
      <text:p text:style-name="P121"><text:tab/><text:tab/>return "pedido/formulario";</text:p>
      <text:p text:style-name="P121"><text:tab/>}</text:p>
      <text:p text:style-name="P121">}</text:p>
      <text:p text:style-name="P121">================================================================================</text:p>
      <text:p text:style-name="P118"/>
      <text:p text:style-name="P118"/>
      <text:p text:style-name="P118">Criaremos dentro da pasta pedidos, um novo file, ou seja, uma nova página chamada de formulario.html, e vamos começar a estilizar pelo topo, utilizando o que já temos da página principal, que envolve a importação do Bootstrap CSS, a &lt;div class=“container”&gt;, <text:span text:style-name="T74">que serve para centralizar um conteúdo e definir um tamanho padrão para a página que é redimensionável, ou seja, se ajusta ao tamanho da tela,</text:span> o jumbotron <text:span text:style-name="T74">e o &lt;h1&gt; com o título ajustado para Novo Pedido.</text:span></text:p>
      <text:p text:style-name="P118"/>
      <text:p text:style-name="P121">================================================================================</text:p>
      <text:p text:style-name="P119">&lt;html&gt;</text:p>
      <text:p text:style-name="P119"><text:tab/>&lt;head &gt;</text:p>
      <text:p text:style-name="P119"><text:tab/><text:tab/>&lt;meta charset="UTF-8"&gt;</text:p>
      <text:p text:style-name="P119"><text:tab/><text:tab/>&lt;link href="https://cdn.jsdelivr.net/npm/bootstrap@5.0.0-beta2/dist/css/<text:soft-page-break/>bootstrap.min.css" rel="stylesheet" integrity="sha384-BmbxuPwQa2lc/FVzBcNJ7UAyJxM6wuqIj61tLrc4wSX0szH/Ev+nYRRuWlolflfl" crossorigin="anonymous"&gt;</text:p>
      <text:p text:style-name="P119"><text:tab/>&lt;/head&gt;</text:p>
      <text:p text:style-name="P119"><text:tab/>&lt;body&gt;</text:p>
      <text:p text:style-name="P119"><text:tab/><text:tab/>&lt;div class="container"&gt;</text:p>
      <text:p text:style-name="P119"><text:tab/><text:tab/><text:tab/>&lt;div class="jumbotron mb-0"&gt;</text:p>
      <text:p text:style-name="P119"><text:tab/><text:tab/><text:tab/><text:tab/>&lt;h1 class="display-4"&gt;<text:span text:style-name="T74">Novo</text:span> Pedido&lt;/h1&gt;</text:p>
      <text:p text:style-name="P119"><text:tab/><text:tab/><text:tab/>&lt;/div&gt;</text:p>
      <text:p text:style-name="P120"><text:tab/><text:tab/>&lt;/div&gt;</text:p>
      <text:p text:style-name="P120"><text:tab/>&lt;/body&gt;</text:p>
      <text:p text:style-name="P120">&lt;html&gt;</text:p>
      <text:p text:style-name="P121">================================================================================</text:p>
      <text:p text:style-name="P121"/>
      <text:p text:style-name="P127">Nesse primeiro momento, criaremos o html específico <text:span text:style-name="T75">para que nosso sistema consiga receber uma requisição do usuário, contendo um item para poder colocar </text:span><text:span text:style-name="T76">dentro de um &lt;form&gt;&lt;div&gt;...&lt;/div&gt;&lt;/form&gt; </text:span><text:span text:style-name="T75">produto, url do produto, url da imagem, que envolve </text:span><text:span text:style-name="T77">os 3 componentes que envolvem os itens: </text:span><text:span text:style-name="T75">&lt;label&gt;, &lt;input&gt;, e uma </text:span><text:span text:style-name="T77">pequena </text:span><text:span text:style-name="T75">explicação embaixo </text:span><text:span text:style-name="T77">através da tag &lt;small&gt;</text:span><text:span text:style-name="T75">, além do placeholder </text:span><text:span text:style-name="T78">que é um atributo</text:span><text:span text:style-name="T75"> do &lt;input&gt;, e no caso </text:span><text:span text:style-name="T76">da</text:span><text:span text:style-name="T75"> descrição, um &lt;</text:span><text:span text:style-name="T76">textarea&gt; no lugar de &lt;input&gt;, sem &lt;</text:span><text:span text:style-name="T78">small&gt;</text:span><text:span text:style-name="T76">.</text:span></text:p>
      <text:p text:style-name="P129">Abaixo da descrição, fora da &lt;div&gt; será inserido também um botão Cadastrar, &lt;button type=“submit”&gt;&lt;/button&gt;. </text:p>
      <text:p text:style-name="P129"><text:span text:style-name="T79">Para que as informações sejam submetidas para a url desejada, é necessário colocar no &lt;form&gt; o atributo action=“/pedido/novo”, com o method=“POST”.</text:span></text:p>
      <text:p text:style-name="P128"/>
      <text:p text:style-name="P122">================================================================================</text:p>
      <text:p text:style-name="P124">&lt;form&gt;</text:p>
      <text:p text:style-name="P124"><text:tab/>&lt;div&gt;</text:p>
      <text:p text:style-name="P124"><text:tab/><text:tab/>&lt;label for="nomeProduto"&gt;Produto&lt;/label&gt;</text:p>
      <text:p text:style-name="P124"><text:tab/><text:tab/>&lt;input name="nomeProduto" placeholder="nome do prodruto"/&gt;</text:p>
      <text:p text:style-name="P124"><text:tab/><text:tab/>&lt;small&gt;Informe qual o nome do produto.&lt;/small&gt;</text:p>
      <text:p text:style-name="P124"><text:tab/>&lt;/div&gt;</text:p>
      <text:p text:style-name="P124"><text:tab/>&lt;div&gt;</text:p>
      <text:p text:style-name="P124"><text:tab/><text:tab/>&lt;label for="urlProduto"&gt;Url do Produto&lt;/label&gt;</text:p>
      <text:p text:style-name="P124"><text:tab/><text:tab/>&lt;input name="urlProduto" placeholder="url do prodruto"/&gt;</text:p>
      <text:p text:style-name="P124"><text:tab/><text:tab/>&lt;small&gt;Procure em um site o produto que você deseja e cole a url da página aqui.&lt;/small&gt;</text:p>
      <text:p text:style-name="P124"><text:tab/>&lt;/div&gt;</text:p>
      <text:p text:style-name="P124"><text:tab/>&lt;div&gt;</text:p>
      <text:p text:style-name="P124"><text:tab/><text:tab/>&lt;label for="urlImagem"&gt;Imagem&lt;/label&gt;</text:p>
      <text:p text:style-name="P124"><text:tab/><text:tab/>&lt;input name="urlImagem" placeholder="url da imagem"/&gt;</text:p>
      <text:p text:style-name="P124"><text:tab/><text:tab/>&lt;small&gt;Copie a url de uma boa imagem do produto e cole aqui para ajudar a conseguir compradores.&lt;/small&gt;</text:p>
      <text:p text:style-name="P124"><text:tab/>&lt;/div&gt;</text:p>
      <text:p text:style-name="P124"><text:tab/>&lt;div&gt;</text:p>
      <text:p text:style-name="P124"><text:tab/><text:tab/>&lt;label for="descricao"&gt;Descrição&lt;/label&gt;</text:p>
      <text:p text:style-name="P124"><text:tab/><text:tab/>&lt;textarea name="descricao" placeholder="Adicione detalhes importantes para ajudar o comprador"&gt;&lt;/textarea&gt;</text:p>
      <text:p text:style-name="P124"><text:tab/>&lt;/div&gt;</text:p>
      <text:p text:style-name="P124"><text:tab/><text:tab/>&lt;button type="submit"&gt;Cadastrar&lt;/button&gt;</text:p>
      <text:p text:style-name="P124">&lt;/form&gt;</text:p>
      <text:p text:style-name="P122">================================================================================</text:p>
      <text:p text:style-name="P126"/>
      <text:p text:style-name="P130">Com isso, as informações serão enviadas para o back-end, de forma que essa página será renderizada no browser do usuário, e quando ele clicar o botão Cadastrar, ele vai fazer uma requisição que vai chamar o nosso sistema, porém, ainda falta um método a ser feito para que possamos receber as informações preenchidas no formulário pelo usuário e salvar o pedido no banco de dados.</text:p>
      <text:p text:style-name="P130"/>
      <text:p text:style-name="P131"/>
      <text:p text:style-name="P131"/>
      <text:p text:style-name="P136"><text:soft-page-break/>==============</text:p>
      <text:p text:style-name="P136">Salvando o Pedido</text:p>
      <text:p text:style-name="P136">==============</text:p>
      <text:p text:style-name="P131"/>
      <text:p text:style-name="P131">Para receber as informações do pedido e salvar no banco de dados, precisamos de alguém que responda a requisição de /pedido/novo, <text:span text:style-name="T80">e para isso, será criado um método que tem a ver com a página que vai aparecer depois </text:span><text:span text:style-name="T81">que</text:span><text:span text:style-name="T80"> salvarmos o pedido, através de public String novo(), com a anotação @PostMapping(“novo”) (/pedido/novo).</text:span></text:p>
      <text:p text:style-name="P132">O Spring consegue pegar os parâmetros que vem na requisição e mapear para um objeto, e para isso, precisaremos de uma classe <text:span text:style-name="T82">que servirá apenas para transferir objetos</text:span>. Essa classe que será criada no package dto (data transfer objects) precisará dos atributos com os mesmos nomes <text:span text:style-name="T84">dos names dos &lt;input&gt;</text:span> página <text:span text:style-name="T85">formulario.html</text:span>, que são: nomeProduto, urlProduto, urlImagem e descricao, <text:span text:style-name="T82">todas do tipo String</text:span>, <text:span text:style-name="T83">com seus getters e setters (ctrl+3 ggas),</text:span> para receber as informações que estão no request e, para isso, o método “novo” vai receber como parâmetro a classe RequisicaoNovoPedido com a variável requisicao. <text:span text:style-name="T86">À</text:span><text:span text:style-name="T84"> princípio, os dados que vem no parâmetro da requisição, vão ser colocados dentro de um objeto dessa classe.</text:span></text:p>
      <text:p text:style-name="P133">Através da variável requisicao, vamos pedir para que seja criado um objeto do tipo Pedido com os dados que vieram dentro dela: Pedido pedido = requisicao.toPedido();, o toPedido é padrão, onde <text:s/>basicamente estamos convertendo uma requisição de novo pedido para um pedido novo. É necessário importar a classe Pedido e criar o método toPedido() na classe RequisicaoNovoPedido.</text:p>
      <text:p text:style-name="P134">Dentro do método toPedido(), criaremos um novo Pedido, e vamos passar os atributos de um objeto dessa classe para dentro desse novo pedido, com pedido.setAtributo<text:span text:style-name="T87">(atributo)</text:span>, e return pedido.</text:p>
      <text:p text:style-name="P135">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8">para que as instâncias sejas criadas através do Spring. E vamos utilizar essa classe para salvar esse pedido através do método save() da Interface JpaRepository, pedidoRepository.save(pedido).</text:span></text:p>
      <text:p text:style-name="P131"/>
      <text:p text:style-name="P123">================================================================================</text:p>
      <text:p text:style-name="P123">public class RequisicaoNovoPedido {</text:p>
      <text:p text:style-name="P123"/>
      <text:p text:style-name="P123"><text:tab/>public String nomeProduto;</text:p>
      <text:p text:style-name="P123"><text:tab/>public String urlProduto;</text:p>
      <text:p text:style-name="P123"><text:tab/>public String urlImagem;</text:p>
      <text:p text:style-name="P123"><text:tab/>public String descricao;</text:p>
      <text:p text:style-name="P123"/>
      <text:p text:style-name="P123"><text:tab/>public String getNomeProduto() {</text:p>
      <text:p text:style-name="P123"><text:tab/><text:tab/>return nomeProduto;</text:p>
      <text:p text:style-name="P123"><text:tab/>}</text:p>
      <text:p text:style-name="P123"/>
      <text:p text:style-name="P123"><text:tab/>public void setNomeProduto(String nomeProduto) {</text:p>
      <text:p text:style-name="P123"><text:tab/><text:tab/>this.nomeProduto = nomeProduto;</text:p>
      <text:p text:style-name="P123"><text:tab/>}</text:p>
      <text:p text:style-name="P123"/>
      <text:p text:style-name="P123"><text:tab/>public String getUrlProduto() {</text:p>
      <text:p text:style-name="P123"><text:tab/><text:tab/>return urlProduto;</text:p>
      <text:p text:style-name="P123"><text:tab/>}</text:p>
      <text:p text:style-name="P123"/>
      <text:p text:style-name="P123"><text:tab/>public void setUrlProduto(String urlProduto) {</text:p>
      <text:p text:style-name="P123"><text:tab/><text:tab/>this.urlProduto = urlProduto;</text:p>
      <text:p text:style-name="P123"><text:tab/>}</text:p>
      <text:p text:style-name="P123"/>
      <text:p text:style-name="P123"><text:tab/>public String getUrlImagem() {</text:p>
      <text:p text:style-name="P123"><text:tab/><text:tab/>return urlImagem;</text:p>
      <text:p text:style-name="P123"><text:tab/>}</text:p>
      <text:p text:style-name="P123"/>
      <text:p text:style-name="P123"><text:tab/>public void setUrlImagem(String urlImagem) {</text:p>
      <text:p text:style-name="P123"><text:tab/><text:tab/>this.urlImagem = urlImagem;</text:p>
      <text:p text:style-name="P123"><text:soft-page-break/><text:tab/>}</text:p>
      <text:p text:style-name="P123"/>
      <text:p text:style-name="P123"><text:tab/>public String getDescricao() {</text:p>
      <text:p text:style-name="P123"><text:tab/><text:tab/>return descricao;</text:p>
      <text:p text:style-name="P123"><text:tab/>}</text:p>
      <text:p text:style-name="P123"/>
      <text:p text:style-name="P123"><text:tab/>public void setDescricao(String descricao) {</text:p>
      <text:p text:style-name="P123"><text:tab/><text:tab/>this.descricao = descricao;</text:p>
      <text:p text:style-name="P123"><text:tab/>}</text:p>
      <text:p text:style-name="P123"/>
      <text:p text:style-name="P123"><text:tab/>public Pedido toPedido() {</text:p>
      <text:p text:style-name="P123"/>
      <text:p text:style-name="P123"><text:tab/><text:tab/>Pedido pedido = new Pedido();</text:p>
      <text:p text:style-name="P123"/>
      <text:p text:style-name="P123"><text:tab/><text:tab/>pedido.setNomeProduto(nomeProduto);</text:p>
      <text:p text:style-name="P123"><text:tab/><text:tab/>pedido.setUrlProduto(urlProduto);</text:p>
      <text:p text:style-name="P123"><text:tab/><text:tab/>pedido.setUrlImagem(urlImagem);</text:p>
      <text:p text:style-name="P123"><text:tab/><text:tab/>pedido.setDescricao(descricao);</text:p>
      <text:p text:style-name="P123"/>
      <text:p text:style-name="P123"><text:tab/><text:tab/>return pedido;</text:p>
      <text:p text:style-name="P123"><text:tab/>}</text:p>
      <text:p text:style-name="P123"/>
      <text:p text:style-name="P123">}</text:p>
      <text:p text:style-name="P123">================================================================================</text:p>
      <text:p text:style-name="P125">@Controller</text:p>
      <text:p text:style-name="P125">@RequestMapping("pedido")</text:p>
      <text:p text:style-name="P125">public class PedidoController {</text:p>
      <text:p text:style-name="P125"><text:tab/></text:p>
      <text:p text:style-name="P125"><text:tab/>@Autowired</text:p>
      <text:p text:style-name="P125"><text:tab/>private PedidoRepository pedidoRepository;</text:p>
      <text:p text:style-name="P125"/>
      <text:p text:style-name="P125"><text:tab/>@GetMapping("formulario")</text:p>
      <text:p text:style-name="P125"><text:tab/>public String formulario() {</text:p>
      <text:p text:style-name="P125"><text:tab/><text:tab/>return "pedido/formulario";</text:p>
      <text:p text:style-name="P125"><text:tab/>}</text:p>
      <text:p text:style-name="P125"><text:tab/></text:p>
      <text:p text:style-name="P125"><text:tab/>@PostMapping("novo")</text:p>
      <text:p text:style-name="P125"><text:tab/>public String novo(RequisicaoNovoPedido requisicao) {</text:p>
      <text:p text:style-name="P125"><text:tab/><text:tab/>Pedido pedido = requisicao.toPedido();</text:p>
      <text:p text:style-name="P125"><text:tab/><text:tab/>pedidoRepository.save(pedido);</text:p>
      <text:p text:style-name="P125"><text:tab/><text:tab/>return "pedido/formulario";</text:p>
      <text:p text:style-name="P125"><text:tab/>}</text:p>
      <text:p text:style-name="P125"/>
      <text:p text:style-name="P125">}</text:p>
      <text:p text:style-name="P123">================================================================================</text:p>
      <text:p text:style-name="P1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6T17:00:00Z</meta:creation-date>
    <dc:date>2021-03-09T17:21:59.362000000</dc:date>
    <meta:editing-cycles>88</meta:editing-cycles>
    <meta:editing-duration>PT11H36M29S</meta:editing-duration>
    <meta:document-statistic meta:table-count="0" meta:image-count="0" meta:object-count="0" meta:page-count="20" meta:paragraph-count="716" meta:word-count="6020" meta:character-count="48406" meta:non-whitespace-character-count="42241"/>
    <meta:template xlink:type="simple" xlink:actuate="onRequest" xlink:title="" xlink:href="Normal"/>
  </office:meta>
</office:document-meta>
</file>